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Лист1" table:style-name="ta1">
        <table:table-column table:style-name="co1" table:number-columns-repeated="7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float" office:value="-784" calcext:value-type="float">
            <text:p>-784</text:p>
          </table:table-cell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formula="of:=SUM([.C4:.D4])" office:value-type="float" office:value="33" calcext:value-type="float">
            <text:p>33</text:p>
          </table:table-cell>
          <table:table-cell/>
          <table:table-cell table:formula="of:=[.B4]^2*[.E4]" office:value-type="float" office:value="3300" calcext:value-type="float">
            <text:p>3300</text:p>
          </table:table-cell>
        </table:table-row>
        <table:table-row table:style-name="ro1">
          <table:table-cell/>
          <table:table-cell office:value-type="float" office:value="490" calcext:value-type="float">
            <text:p>490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table:formula="of:=SUM([.C5:.D5])" office:value-type="float" office:value="67" calcext:value-type="float">
            <text:p>67</text:p>
          </table:table-cell>
          <table:table-cell/>
          <table:table-cell table:formula="of:=[.B5]^2*[.E5]" office:value-type="float" office:value="16086700" calcext:value-type="float">
            <text:p>16086700</text:p>
          </table:table-cell>
        </table:table-row>
        <table:table-row table:style-name="ro1">
          <table:table-cell table:number-columns-repeated="2"/>
          <table:table-cell table:formula="of:=SUM([.C4:.C5])" office:value-type="float" office:value="57" calcext:value-type="float">
            <text:p>57</text:p>
          </table:table-cell>
          <table:table-cell table:formula="of:=SUM([.D4:.D5])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н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Х ср</text:p>
          </table:table-cell>
          <table:table-cell table:formula="of:=([.E4]*[.B4]+[.E5]*[.B5])/[.C8]" office:value-type="float" office:value="325" calcext:value-type="float">
            <text:p>32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Y^2 ср</text:p>
          </table:table-cell>
          <table:table-cell table:formula="of:=SUM([.G4:.G5])/[.C8]" office:value-type="float" office:value="160900" calcext:value-type="float">
            <text:p>1609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|x1</text:p>
          </table:table-cell>
          <table:table-cell table:formula="of:=([.B4]*[.C4]+[.B5]*[.C5])/[.C6]" office:value-type="float" office:value="244.385964912281" calcext:value-type="float">
            <text:p>244,3859649123</text:p>
          </table:table-cell>
          <table:table-cell/>
          <table:table-cell table:formula="of:=([.C14]-[.C11])^2" office:value-type="float" office:value="6498.62265312404" calcext:value-type="float">
            <text:p>6498,622653124</text:p>
          </table:table-cell>
          <table:table-cell table:formula="of:=[.E14]*[.C6]" office:value-type="float" office:value="370421.49122807" calcext:value-type="float">
            <text:p>370421,4912280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y|x2</text:p>
          </table:table-cell>
          <table:table-cell table:formula="of:=([.B4]*[.D4]+[.B5]*[.D5])/[.D6]" office:value-type="float" office:value="431.860465116279" calcext:value-type="float">
            <text:p>431,8604651163</text:p>
          </table:table-cell>
          <table:table-cell/>
          <table:table-cell table:formula="of:=([.C15]-[.C12])^2" office:value-type="float" office:value="186503.461330449" calcext:value-type="float">
            <text:p>186503,461330449</text:p>
          </table:table-cell>
          <table:table-cell table:formula="of:=[.E15]*[.D6]" office:value-type="float" office:value="8019648.8372093" calcext:value-type="float">
            <text:p>8019648,837209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Дисп межгр</text:p>
          </table:table-cell>
          <table:table-cell table:formula="of:=SUM([.F14:.F15])/100" office:value-type="float" office:value="83900.7032843737" calcext:value-type="float">
            <text:p>83900,703284373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Дисп общ</text:p>
          </table:table-cell>
          <table:table-cell table:formula="of:=[.C13]-([.C11]^2)" office:value-type="float" office:value="55275" calcext:value-type="float">
            <text:p>5527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R = </text:p>
          </table:table-cell>
          <table:table-cell table:formula="of:=SQRT([.C17]/[.C18])" office:value-type="float" office:value="1.23202189214702" calcext:value-type="float">
            <text:p>1,232021892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7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7T11:40:36.996095728</meta:creation-date>
    <dc:date>2015-04-17T12:05:26.722390995</dc:date>
    <meta:editing-duration>PT7M53S</meta:editing-duration>
    <meta:editing-cycles>1</meta:editing-cycles>
    <meta:document-statistic meta:table-count="1" meta:cell-count="34" meta:object-count="0"/>
    <meta:generator>LibreOffice/4.3.3.2$Linux_X86_64 LibreOffice_project/430m0$Build-2</meta:generator>
  </office:meta>
</office:document-meta>
</file>